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P3" style:family="paragraph">
      <style:text-properties fo:color="#000000"/>
    </style:style>
    <style:style style:name="P4" style:family="paragraph"/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Deleted Table</text:h>
      <text:p text:style-name="P2">In this example, the following table will be deleted.</text:p>
      <delta:removed-content delta:removal-change-idref="D">
        <table:table>
          <table:table-column/>
          <table:table-column/>
          <table:table-row>
            <table:table-cell rowSpan="1" columnSpan="1">
              <text:p text:style-name="P3">This</text:p>
            </table:table-cell>
            <table:table-cell rowSpan="1" columnSpan="1">
              <text:p text:style-name="P3">Table</text:p>
            </table:table-cell>
          </table:table-row>
          <table:table-row>
            <table:table-cell rowSpan="1" columnSpan="1">
              <text:p text:style-name="P3">Will be</text:p>
            </table:table-cell>
            <table:table-cell rowSpan="1" columnSpan="1">
              <text:p text:style-name="P3">Deleted</text:p>
            </table:table-cell>
          </table:table-row>
        </table:table>
      </delta:removed-content>
      <text:p text:style-name="P4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Table_20Contents" style:display-name="Table Contents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10T15:45:18</dc:date>
    <meta:creation-date>2010-06-24T17:19:19</meta:creation-date>
    <dc:creator>Tristan Mitchell</dc:creator>
  </office:meta>
</office:document-meta>
</file>